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6a12" officeooo:paragraph-rsid="00086a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php </text:p>
      <text:p text:style-name="P1">/** </text:p>
      <text:p text:style-name="P1"><text:s/>* upload.php </text:p>
      <text:p text:style-name="P1"><text:s/>* </text:p>
      <text:p text:style-name="P1"><text:s/>* Copyright 2013, Moxiecode Systems AB </text:p>
      <text:p text:style-name="P1"><text:s/>* Released under GPL License. </text:p>
      <text:p text:style-name="P1"><text:s/>* </text:p>
      <text:p text:style-name="P1"><text:s/>* License: http://www.plupload.com/license </text:p>
      <text:p text:style-name="P1"><text:s/>* Contributing: http://www.plupload.com/contributing </text:p>
      <text:p text:style-name="P1"><text:s/>*/ </text:p>
      <text:p text:style-name="P1"/>
      <text:p text:style-name="P1">#!! IMPORTANT: </text:p>
      <text:p text:style-name="P1">#!! this file is just an example, it doesn't incorporate any security checks and </text:p>
      <text:p text:style-name="P1">#!! is not recommended to be used in production environment as it is. Be sure to </text:p>
      <text:p text:style-name="P1">#!! revise it and customize to your needs. </text:p>
      <text:p text:style-name="P1"/>
      <text:p text:style-name="P1"/>
      <text:p text:style-name="P1">// Make sure file is not cached (as it happens for example on iOS devices) </text:p>
      <text:p text:style-name="P1">header("Expires: Mon, 26 Jul 1997 05:00:00 GMT"); </text:p>
      <text:p text:style-name="P1">header("Last-Modified: " . gmdate("D, d M Y H:i:s") . " GMT"); </text:p>
      <text:p text:style-name="P1">header("Cache-Control: no-store, no-cache, must-revalidate"); </text:p>
      <text:p text:style-name="P1">header("Cache-Control: post-check=0, pre-check=0", false); </text:p>
      <text:p text:style-name="P1">header("Pragma: no-cache"); </text:p>
      <text:p text:style-name="P1"/>
      <text:p text:style-name="P1">/* </text:p>
      <text:p text:style-name="P1">// Support CORS </text:p>
      <text:p text:style-name="P1">header("Access-Control-Allow-Origin: *"); </text:p>
      <text:p text:style-name="P1">// other CORS headers if any... </text:p>
      <text:p text:style-name="P1">if ($_SERVER['REQUEST_METHOD'] == 'OPTIONS') { </text:p>
      <text:p text:style-name="P1"><text:tab/>exit; // finish preflight CORS requests here </text:p>
      <text:p text:style-name="P1">} </text:p>
      <text:p text:style-name="P1">*/ </text:p>
      <text:p text:style-name="P1"/>
      <text:p text:style-name="P1">// 5 minutes execution time </text:p>
      <text:p text:style-name="P1">@set_time_limit(5 * 60); </text:p>
      <text:p text:style-name="P1"/>
      <text:p text:style-name="P1">// Uncomment this one to fake upload time </text:p>
      <text:p text:style-name="P1">// usleep(5000); </text:p>
      <text:p text:style-name="P1"/>
      <text:p text:style-name="P1">// Settings </text:p>
      <text:p text:style-name="P1">$targetDir = "../tmp"; </text:p>
      <text:p text:style-name="P1">//$targetDir = 'uploads'; </text:p>
      <text:p text:style-name="P1">$cleanupTargetDir = true; // Remove old files </text:p>
      <text:p text:style-name="P1">$maxFileAge = 5 * 3600; // Temp file age in seconds </text:p>
      <text:p text:style-name="P1"/>
      <text:p text:style-name="P1"/>
      <text:p text:style-name="P1">// Create target dir </text:p>
      <text:p text:style-name="P1">if (!file_exists($targetDir)) { </text:p>
      <text:p text:style-name="P1"><text:tab/>@mkdir($targetDir); </text:p>
      <text:p text:style-name="P1">} </text:p>
      <text:p text:style-name="P1"/>
      <text:p text:style-name="P1">// Get a file name </text:p>
      <text:p text:style-name="P1"><text:soft-page-break/>if (isset($_REQUEST["name"])) { </text:p>
      <text:p text:style-name="P1"><text:tab/>$fileName = time().$_REQUEST["name"]; </text:p>
      <text:p text:style-name="P1"/>
      <text:p text:style-name="P1">} elseif (!empty($_FILES)) { </text:p>
      <text:p text:style-name="P1"><text:tab/>$fileName = time().$_FILES["file"]["name"]; </text:p>
      <text:p text:style-name="P1"/>
      <text:p text:style-name="P1">} else { </text:p>
      <text:p text:style-name="P1"><text:tab/>$fileName = uniqid("file_"); </text:p>
      <text:p text:style-name="P1"><text:tab/>//$fileName = preg_replace('/[^\w\._]+/', '', $fileName); </text:p>
      <text:p text:style-name="P1">} </text:p>
      <text:p text:style-name="P1"/>
      <text:p text:style-name="P1">$filePath = $targetDir . DIRECTORY_SEPARATOR . time() . $fileName; </text:p>
      <text:p text:style-name="P1"/>
      <text:p text:style-name="P1">// Chunking might be enabled </text:p>
      <text:p text:style-name="P1">$chunk = isset($_REQUEST["chunk"]) ? intval($_REQUEST["chunk"]) : 0; </text:p>
      <text:p text:style-name="P1">$chunks = isset($_REQUEST["chunks"]) ? intval($_REQUEST["chunks"]) : 0; </text:p>
      <text:p text:style-name="P1"/>
      <text:p text:style-name="P1"/>
      <text:p text:style-name="P1">// Remove old temp files<text:tab/> </text:p>
      <text:p text:style-name="P1">if ($cleanupTargetDir) { </text:p>
      <text:p text:style-name="P1"><text:tab/>if (!is_dir($targetDir) || !$dir = opendir($targetDir)) { </text:p>
      <text:p text:style-name="P1"><text:tab/><text:tab/>die('{"jsonrpc" : "2.0", "error" : {"code": 100, "message": "Failed to open temp directory."}, "id" : "id"}'); </text:p>
      <text:p text:style-name="P1"><text:tab/>} </text:p>
      <text:p text:style-name="P1"/>
      <text:p text:style-name="P1"><text:tab/>while (($file = readdir($dir)) !== false) { </text:p>
      <text:p text:style-name="P1"><text:tab/><text:tab/>$tmpfilePath = $targetDir . DIRECTORY_SEPARATOR . $file; </text:p>
      <text:p text:style-name="P1"/>
      <text:p text:style-name="P1"><text:tab/><text:tab/>// If temp file is current file proceed to the next </text:p>
      <text:p text:style-name="P1"><text:tab/><text:tab/>if ($tmpfilePath == "{$filePath}.part") { </text:p>
      <text:p text:style-name="P1"><text:tab/><text:tab/><text:tab/>continue; </text:p>
      <text:p text:style-name="P1"><text:tab/><text:tab/>} </text:p>
      <text:p text:style-name="P1"/>
      <text:p text:style-name="P1"><text:tab/><text:tab/>// Remove temp file if it is older than the max age and is not the current file </text:p>
      <text:p text:style-name="P1"><text:tab/><text:tab/>if (preg_match('/\.part$/', $file) &amp;&amp; (filemtime($tmpfilePath) &lt; time() - $maxFileAge)) { </text:p>
      <text:p text:style-name="P1"><text:tab/><text:tab/><text:tab/>@unlink($tmpfilePath); </text:p>
      <text:p text:style-name="P1"><text:tab/><text:tab/>} </text:p>
      <text:p text:style-name="P1"><text:tab/>} </text:p>
      <text:p text:style-name="P1"><text:tab/>closedir($dir); </text:p>
      <text:p text:style-name="P1">}<text:tab/> </text:p>
      <text:p text:style-name="P1"/>
      <text:p text:style-name="P1"/>
      <text:p text:style-name="P1">// Open temp file </text:p>
      <text:p text:style-name="P1">if (!$out = @fopen("{$filePath}.part", $chunks ? "ab" : "wb")) { </text:p>
      <text:p text:style-name="P1"><text:tab/>die('{"jsonrpc" : "2.0", "error" : {"code": 102, "message": "Failed to open output stream."}, "id" : "id"}'); </text:p>
      <text:p text:style-name="P1">} </text:p>
      <text:p text:style-name="P1"/>
      <text:p text:style-name="P1">if (!empty($_FILES)) { </text:p>
      <text:p text:style-name="P1"><text:tab/>if ($_FILES["file"]["error"] || !is_uploaded_file($_FILES["file"]["tmp_name"])) { </text:p>
      <text:p text:style-name="P1"><text:tab/><text:tab/>die('{"jsonrpc" : "2.0", "error" : {"code": 103, "message": "Failed to move uploaded <text:soft-page-break/>file."}, "id" : "id"}'); </text:p>
      <text:p text:style-name="P1"><text:tab/>} </text:p>
      <text:p text:style-name="P1"/>
      <text:p text:style-name="P1"><text:tab/>// Read binary input stream and append it to temp file </text:p>
      <text:p text:style-name="P1"><text:tab/>if (!$in = @fopen($_FILES["file"]["tmp_name"], "rb")) { </text:p>
      <text:p text:style-name="P1"><text:tab/><text:tab/>die('{"jsonrpc" : "2.0", "error" : {"code": 101, "message": "Failed to open input stream."}, "id" : "id"}'); </text:p>
      <text:p text:style-name="P1"><text:tab/>} </text:p>
      <text:p text:style-name="P1">} else {<text:tab/> </text:p>
      <text:p text:style-name="P1"><text:tab/>if (!$in = @fopen("php://input", "rb")) { </text:p>
      <text:p text:style-name="P1"><text:tab/><text:tab/>die('{"jsonrpc" : "2.0", "error" : {"code": 101, "message": "Failed to open input stream."}, "id" : "id"}'); </text:p>
      <text:p text:style-name="P1"><text:tab/>} </text:p>
      <text:p text:style-name="P1">} </text:p>
      <text:p text:style-name="P1"/>
      <text:p text:style-name="P1">while ($buff = fread($in, 4096)) { </text:p>
      <text:p text:style-name="P1"><text:tab/>fwrite($out, $buff); </text:p>
      <text:p text:style-name="P1">} </text:p>
      <text:p text:style-name="P1"/>
      <text:p text:style-name="P1">@fclose($out); </text:p>
      <text:p text:style-name="P1">@fclose($in); </text:p>
      <text:p text:style-name="P1"/>
      <text:p text:style-name="P1">// Check if file has been uploaded </text:p>
      <text:p text:style-name="P1">if (!$chunks || $chunk == $chunks - 1) { </text:p>
      <text:p text:style-name="P1"><text:tab/>// Strip the temp .part suffix off </text:p>
      <text:p text:style-name="P1"><text:tab/>rename("{$filePath}.part", $filePath); </text:p>
      <text:p text:style-name="P1">} </text:p>
      <text:p text:style-name="P1"/>
      <text:p text:style-name="P1">// Return Success JSON-RPC response </text:p>
      <text:p text:style-name="P1">die('{"jsonrpc" : "2.0", "result" : null, "id" : "id"}')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1:39:54.690947877</meta:creation-date>
    <meta:editing-duration>P0D</meta:editing-duration>
    <meta:editing-cycles>2</meta:editing-cycles>
    <meta:generator>LibreOffice/4.2.8.2$Linux_X86_64 LibreOffice_project/420m0$Build-2</meta:generator>
    <dc:date>2015-12-31T11:40:42.788744735</dc:date>
    <meta:document-statistic meta:table-count="0" meta:image-count="0" meta:object-count="0" meta:page-count="3" meta:paragraph-count="101" meta:word-count="509" meta:character-count="3620" meta:non-whitespace-character-count="3050"/>
  </office:meta>
</office:document-meta>
</file>